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819e2" officeooo:paragraph-rsid="00081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D Company</text:p>
      <text:p text:style-name="P1"/>
      <text:p text:style-name="P1">Template Agreement 08/15/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23:02:06.460447340</meta:creation-date>
    <dc:date>2023-08-15T23:02:48.764188760</dc:date>
    <meta:editing-duration>PT43S</meta:editing-duration>
    <meta:editing-cycles>1</meta:editing-cycles>
    <meta:document-statistic meta:table-count="0" meta:image-count="0" meta:object-count="0" meta:page-count="1" meta:paragraph-count="2" meta:word-count="5" meta:character-count="40" meta:non-whitespace-character-count="37"/>
    <meta:generator>LibreOffice/7.5.5.2$Linux_X86_64 LibreOffice_project/50$Build-2</meta:generator>
  </office:meta>
</office:document-meta>
</file>